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cm" svg:stroke-color="#ffffff" draw:marker-start-width="0.5cm" draw:marker-end-width="0.5cm" draw:fill="solid" draw:fill-color="#ff0000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76cm" fo:min-width="0cm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8cm" svg:x="1.453cm" svg:y="2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.653cm" svg:y="2.34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8cm" svg:height="0.8cm" svg:x="2.647cm" svg:y="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26cm" svg:height="0.275cm" draw:transform="rotate (-1.55334303427495) translate (3.181cm 2.3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0.8cm" svg:height="0.8cm" svg:x="3.746cm" svg:y="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0.06cm" svg:height="0.426cm" svg:x="4.331cm" svg:y="2.345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8cm" svg:height="0.8cm" draw:transform="rotate (3.12413936106985) translate (1.044cm 2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0.06cm" svg:height="0.426cm" draw:transform="rotate (3.12413936106985) translate (0.462cm 2.747cm)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0.426cm" svg:height="0.275cm" draw:transform="rotate (1.5707963267949) translate (0.617cm 2.75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426cm" svg:height="0.275cm" draw:transform="rotate (1.5707963267949) translate (0.408cm 2.7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2" draw:layer="layout" svg:width="0.426cm" svg:height="0.275cm" draw:transform="rotate (-1.55334303427495) translate (4.176cm 2.33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426cm" svg:height="0.275cm" draw:transform="rotate (-1.55334303427495) translate (4.385cm 2.33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9T12:04:46.513000000</dc:date>
    <meta:editing-duration>PT27M51S</meta:editing-duration>
    <meta:editing-cycles>7</meta:editing-cycles>
    <meta:generator>LibreOffice/5.3.7.2$Windows_X86_64 LibreOffice_project/6b8ed514a9f8b44d37a1b96673cbbdd077e24059</meta:generator>
    <meta:document-statistic meta:object-count="16"/>
  </office:meta>
</office:document-meta>
</file>